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30000020C696BFB95.png" manifest:media-type="image/png"/>
  <manifest:file-entry manifest:full-path="Pictures/10000000000001F8000002569074D4CB.png" manifest:media-type="image/png"/>
  <manifest:file-entry manifest:full-path="Pictures/1000000000000477000002499F5E11B9.png" manifest:media-type="image/png"/>
  <manifest:file-entry manifest:full-path="Pictures/1000000000000124000000971BF2EC62.png" manifest:media-type="image/png"/>
  <manifest:file-entry manifest:full-path="Pictures/100000000000003C000000D1623B6447.png" manifest:media-type="image/png"/>
  <manifest:file-entry manifest:full-path="Pictures/10000000000000EE0000011219F89C65.png" manifest:media-type="image/png"/>
  <manifest:file-entry manifest:full-path="Pictures/10000000000000BA00000170BF52D5CF.png" manifest:media-type="image/png"/>
  <manifest:file-entry manifest:full-path="Pictures/10000000000001510000029A98580EB9.png" manifest:media-type="image/png"/>
  <manifest:file-entry manifest:full-path="Pictures/100000000000017C000001479009004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4" style:family="graphic" style:parent-style-name="standard">
      <style:graphic-properties svg:stroke-width="0.159cm" svg:stroke-color="#bbe33d" draw:marker-start-width="0.438cm" draw:marker-end-width="0.438cm" draw:fill="none" loext:fill-use-slide-background="false" draw:textarea-horizontal-align="justify" draw:textarea-vertical-align="middle" draw:auto-grow-height="false" fo:min-height="2.767cm" fo:min-width="1.626cm" fo:padding-top="0.204cm" fo:padding-bottom="0.204cm" fo:padding-left="0.329cm" fo:padding-right="0.329cm" loext:decorative="false"/>
    </style:style>
    <style:style style:name="gr5" style:family="graphic" style:parent-style-name="standard">
      <style:graphic-properties svg:stroke-width="0.159cm" svg:stroke-color="#ff0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ff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06cm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159cm" draw:marker-start-width="0.438cm" draw:marker-end-width="0.438cm" draw:textarea-horizontal-align="center" draw:textarea-vertical-align="middle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bf819e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12" style:family="graphic" style:parent-style-name="standard">
      <style:graphic-properties svg:stroke-width="0.106cm" svg:stroke-color="#bf819e" draw:marker-start-width="0.36cm" draw:marker-end-width="0.36cm" draw:fill-color="#00a933" draw:textarea-vertical-align="middle" fo:padding-top="0.179cm" fo:padding-bottom="0.179cm" fo:padding-left="0.304cm" fo:padding-right="0.304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draw:fill="none" fo:min-height="2.55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2.362cm" loext:decorative="false"/>
      <style:paragraph-properties style:writing-mode="lr-tb"/>
    </style:style>
    <style:style style:name="P1" style:family="paragraph">
      <loext:graphic-properties draw:fill="none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38cm" svg:height="1.517cm" svg:x="0.801cm" svg:y="0.762cm">
          <draw:text-box>
            <text:p><text:span text:style-name="T1">PAPYRUSPLANE</text:span></text:p>
          </draw:text-box>
        </draw:frame>
        <draw:frame draw:style-name="gr2" draw:text-style-name="P2" draw:layer="layout" svg:width="6.277cm" svg:height="5.402cm" svg:x="18.762cm" svg:y="5.627cm">
          <draw:image xlink:href="Pictures/100000000000017C000001479009004B.png" xlink:type="simple" xlink:show="embed" xlink:actuate="onLoad" draw:mime-type="image/png">
            <text:p/>
          </draw:image>
        </draw:frame>
        <draw:frame draw:style-name="gr2" draw:text-style-name="P2" draw:layer="layout" svg:width="8.376cm" svg:height="16.574cm" svg:x="7.104cm" svg:y="3.257cm">
          <draw:image xlink:href="Pictures/10000000000000BA00000170BF52D5CF.png" xlink:type="simple" xlink:show="embed" xlink:actuate="onLoad" draw:mime-type="image/png">
            <text:p/>
          </draw:image>
        </draw:frame>
        <draw:frame draw:style-name="gr3" draw:text-style-name="P3" draw:layer="layout" svg:width="4.807cm" svg:height="0.962cm" svg:x="19.118cm" svg:y="1cm">
          <draw:text-box>
            <text:p>(19, 21, 22, 23)</text:p>
          </draw:text-box>
        </draw:frame>
        <draw:custom-shape draw:style-name="gr4" draw:text-style-name="P2" draw:layer="layout" svg:width="2.284cm" svg:height="3.175cm" svg:x="13.232cm" svg:y="9.9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74cm" svg:height="3.31cm" draw:transform="rotate (-3.13705479753461) translate (25.169cm 17.767cm)">
          <draw:image xlink:href="Pictures/10000000000000EE0000011219F89C65.png" xlink:type="simple" xlink:show="embed" xlink:actuate="onLoad" draw:mime-type="image/png">
            <text:p/>
          </draw:image>
        </draw:frame>
        <draw:frame draw:style-name="gr2" draw:text-style-name="P2" draw:layer="layout" svg:width="2.759cm" svg:height="3.176cm" draw:transform="skewX (0.000349065850398865) rotate (-3.13688026460941) translate (27.893cm 17.631cm)">
          <draw:image xlink:href="Pictures/10000000000000EE0000011219F89C65.png" xlink:type="simple" xlink:show="embed" xlink:actuate="onLoad" draw:mime-type="image/png">
            <text:p/>
          </draw:image>
        </draw:frame>
        <draw:custom-shape draw:style-name="gr5" draw:text-style-name="P2" xml:id="id4" draw:id="id4" draw:layer="layout" svg:width="0.403cm" svg:height="0.38cm" svg:x="23.875cm" svg:y="1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0.335cm" svg:height="0.363cm" svg:x="23.181cm" svg:y="14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0.357cm" svg:height="0.361cm" svg:x="25.932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0.445cm" svg:height="0.444cm" svg:x="23.383cm" svg:y="8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0.445cm" svg:height="0.444cm" svg:x="23.465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0.445cm" svg:height="0.444cm" svg:x="23.488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3.933cm" svg:y1="10.371cm" svg:x2="23.349cm" svg:y2="14.423cm" draw:start-shape="id1" draw:start-glue-point="10" draw:end-shape="id2" draw:end-glue-point="4" svg:d="M23933 10371h580v2137h-1164v1915" svg:viewBox="0 0 1165 4053">
          <text:p/>
        </draw:connector>
        <draw:connector draw:style-name="gr7" draw:text-style-name="P4" draw:layer="layout" draw:line-skew="0.934cm 0.893cm" svg:x1="23.91cm" svg:y1="9.713cm" svg:x2="24.077cm" svg:y2="14.394cm" draw:start-shape="id3" draw:start-glue-point="10" draw:end-shape="id4" draw:end-glue-point="4" svg:d="M23910 9713h1514v3345h-1347v1336" svg:viewBox="0 0 1515 4682">
          <text:p/>
        </draw:connector>
        <draw:connector draw:style-name="gr7" draw:text-style-name="P4" draw:layer="layout" svg:x1="23.828cm" svg:y1="8.914cm" svg:x2="26.111cm" svg:y2="14.445cm" draw:start-shape="id5" draw:start-glue-point="10" draw:end-shape="id6" draw:end-glue-point="4" svg:d="M23828 8914h2283v5531" svg:viewBox="0 0 2284 5532">
          <text:p/>
        </draw:connector>
        <draw:g draw:style-name="gr8">
          <draw:custom-shape draw:style-name="gr5" draw:text-style-name="P2" xml:id="id8" draw:id="id8" draw:layer="layout" svg:width="0.378cm" svg:height="0.321cm" svg:x="26.609cm" svg:y="1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7" draw:id="id7" draw:layer="layout" svg:width="0.445cm" svg:height="0.444cm" svg:x="23.418cm" svg:y="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23.863cm" svg:y1="8.231cm" svg:x2="26.798cm" svg:y2="14.432cm" draw:start-shape="id7" draw:start-glue-point="10" draw:end-shape="id8" draw:end-glue-point="4" svg:d="M23863 8231h2935v6201" svg:viewBox="0 0 2936 6202">
            <text:p/>
          </draw:connector>
        </draw:g>
        <draw:frame draw:style-name="gr2" draw:text-style-name="P2" draw:layer="layout" svg:width="3.1cm" svg:height="10.805cm" svg:x="1.657cm" svg:y="4.338cm">
          <draw:image xlink:href="Pictures/100000000000003C000000D1623B6447.png" xlink:type="simple" xlink:show="embed" xlink:actuate="onLoad" draw:mime-type="image/png">
            <text:p/>
          </draw:image>
        </draw:frame>
        <draw:g draw:style-name="gr8">
          <draw:custom-shape draw:style-name="gr5" draw:text-style-name="P2" xml:id="id10" draw:id="id10" draw:layer="layout" svg:width="0.378cm" svg:height="0.321cm" svg:x="14.856cm" svg:y="5.5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9" draw:id="id9" draw:layer="layout" svg:width="0.445cm" svg:height="0.444cm" svg:x="19.135cm" svg:y="6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19.135cm" svg:y1="6.363cm" svg:x2="15.234cm" svg:y2="5.753cm" draw:start-shape="id9" draw:start-glue-point="6" draw:end-shape="id10" draw:end-glue-point="10" svg:d="M19135 6363h-1950v-610h-1951" svg:viewBox="0 0 3902 611">
            <text:p/>
          </draw:connector>
        </draw:g>
        <draw:g draw:style-name="gr8">
          <draw:custom-shape draw:style-name="gr5" draw:text-style-name="P2" xml:id="id11" draw:id="id11" draw:layer="layout" svg:width="0.378cm" svg:height="0.321cm" svg:x="7.598cm" svg:y="15.2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2" draw:id="id12" draw:layer="layout" svg:width="0.445cm" svg:height="0.444cm" svg:x="18.275cm" svg:y="2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4" draw:layer="layout" draw:line-skew="-1.224cm" svg:x1="7.598cm" svg:y1="15.397cm" svg:x2="18.275cm" svg:y2="2.763cm" draw:start-shape="id11" draw:start-glue-point="6" draw:end-shape="id12" draw:end-glue-point="6" svg:d="M7598 15397h-1804v-12634h12481" svg:viewBox="0 0 12482 12635">
            <text:p/>
          </draw:connector>
          <draw:custom-shape draw:style-name="gr6" draw:text-style-name="P2" xml:id="id13" draw:id="id13" draw:layer="layout" svg:width="0.445cm" svg:height="0.444cm" svg:x="19.148cm" svg:y="6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4" draw:layer="layout" svg:x1="19.148cm" svg:y1="7.129cm" svg:x2="18.498cm" svg:y2="2.985cm" draw:start-shape="id13" draw:start-glue-point="6" draw:end-shape="id12" draw:end-glue-point="8" svg:d="M19148 7129h-650v-4144" svg:viewBox="0 0 651 4145">
            <text:p/>
          </draw:connector>
        </draw:g>
        <draw:frame draw:style-name="gr10" draw:text-style-name="P3" draw:layer="layout" svg:width="4.807cm" svg:height="0.963cm" svg:x="23.75cm" svg:y="1cm">
          <draw:text-box>
            <text:p>(18; 23; 19 ;22)</text:p>
          </draw:text-box>
        </draw:frame>
        <draw:g draw:style-name="gr8">
          <draw:custom-shape draw:style-name="gr5" draw:text-style-name="P2" xml:id="id15" draw:id="id15" draw:layer="layout" svg:width="0.378cm" svg:height="0.321cm" svg:x="14.857cm" svg:y="6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4" draw:id="id14" draw:layer="layout" svg:width="0.445cm" svg:height="0.444cm" svg:x="19.903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4" draw:layer="layout" svg:x1="19.903cm" svg:y1="8.322cm" svg:x2="15.235cm" svg:y2="6.627cm" draw:start-shape="id14" draw:start-glue-point="6" draw:end-shape="id15" draw:end-glue-point="10" svg:d="M19903 8322h-2334v-1695h-2334" svg:viewBox="0 0 4669 1696">
            <text:p/>
          </draw:connector>
        </draw:g>
        <draw:g draw:style-name="gr8">
          <draw:custom-shape draw:style-name="gr5" draw:text-style-name="P2" xml:id="id17" draw:id="id17" draw:layer="layout" svg:width="0.378cm" svg:height="0.321cm" svg:x="14.856cm" svg:y="8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6" draw:id="id16" draw:layer="layout" svg:width="0.445cm" svg:height="0.444cm" svg:x="19.985cm" svg:y="10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4" draw:layer="layout" draw:line-skew="-1.442cm" svg:x1="19.985cm" svg:y1="10.416cm" svg:x2="15.234cm" svg:y2="8.922cm" draw:start-shape="id16" draw:start-glue-point="6" draw:end-shape="id17" draw:end-glue-point="10" svg:d="M19985 10416h-3817v-1494h-934" svg:viewBox="0 0 4752 1495">
            <text:p/>
          </draw:connector>
        </draw:g>
        <draw:g draw:style-name="gr8">
          <draw:custom-shape draw:style-name="gr5" draw:text-style-name="P2" xml:id="id19" draw:id="id19" draw:layer="layout" svg:width="0.378cm" svg:height="0.321cm" svg:x="14.755cm" svg:y="7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8" draw:id="id18" draw:layer="layout" svg:width="0.445cm" svg:height="0.444cm" svg:x="19.985cm" svg:y="8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4" draw:layer="layout" draw:line-skew="-0.624cm" svg:x1="19.985cm" svg:y1="8.988cm" svg:x2="15.133cm" svg:y2="7.315cm" draw:start-shape="id18" draw:start-glue-point="6" draw:end-shape="id19" draw:end-glue-point="10" svg:d="M19985 8988h-3050v-1673h-1802" svg:viewBox="0 0 4853 1674">
            <text:p/>
          </draw:connector>
        </draw:g>
        <draw:g draw:style-name="gr8">
          <draw:custom-shape draw:style-name="gr5" draw:text-style-name="P2" xml:id="id21" draw:id="id21" draw:layer="layout" svg:width="0.378cm" svg:height="0.321cm" svg:x="14.677cm" svg:y="7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20" draw:id="id20" draw:layer="layout" svg:width="0.445cm" svg:height="0.444cm" svg:x="20.035cm" svg:y="9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5" draw:layer="layout" draw:line-skew="-1.122cm" svg:x1="20.035cm" svg:y1="9.677cm" svg:x2="15.055cm" svg:y2="8.132cm" draw:start-shape="id20" draw:start-glue-point="6" draw:end-shape="id21" draw:end-glue-point="10" svg:d="M20035 9677h-3612v-1545h-1368" svg:viewBox="0 0 4981 1546">
            <text:p/>
          </draw:connector>
        </draw:g>
        <draw:frame draw:style-name="gr13" draw:text-style-name="P4" draw:layer="layout" svg:width="4.123cm" svg:height="2.132cm" svg:x="23.687cm" svg:y="3.137cm">
          <draw:image xlink:href="Pictures/1000000000000124000000971BF2EC62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2" draw:layer="layout" svg:width="24.379cm" svg:height="12.477cm" svg:x="2.914cm" svg:y="4.325cm">
          <draw:image xlink:href="Pictures/1000000000000477000002499F5E11B9.png" xlink:type="simple" xlink:show="embed" xlink:actuate="onLoad" draw:mime-type="image/png">
            <text:p/>
          </draw:image>
        </draw:frame>
        <draw:frame draw:style-name="gr14" draw:text-style-name="P7" draw:layer="layout" svg:width="26.595cm" svg:height="2.802cm" svg:x="1.345cm" svg:y="1.337cm">
          <draw:text-box>
            <text:p text:style-name="P6"><text:span text:style-name="T2">SP32 Lite V1.0.0 Wifi Bluetooth Development Board Antenna ESP32 ESP-32 REV1 CH340G MicroPython 4MB Micro USB For Arduino</text:span></text:p>
            <text:p text:style-name="P6"><text:span text:style-name="T3"/></text:p>
          </draw:text-box>
        </draw:frame>
      </draw:page>
      <draw:page draw:name="page3" draw:style-name="dp1" draw:master-page-name="Default">
        <draw:frame draw:style-name="gr2" draw:text-style-name="P2" draw:layer="layout" svg:width="10.667cm" svg:height="12.657cm" svg:x="4.009cm" svg:y="5.045cm">
          <draw:image xlink:href="Pictures/10000000000001F8000002569074D4CB.png" xlink:type="simple" xlink:show="embed" xlink:actuate="onLoad" draw:mime-type="image/png">
            <text:p/>
          </draw:image>
        </draw:frame>
        <draw:frame draw:style-name="gr2" draw:text-style-name="P2" draw:layer="layout" svg:width="11.916cm" svg:height="11.09cm" svg:x="16.479cm" svg:y="6.336cm">
          <draw:image xlink:href="Pictures/10000000000002330000020C696BFB95.png" xlink:type="simple" xlink:show="embed" xlink:actuate="onLoad" draw:mime-type="image/png">
            <text:p/>
          </draw:image>
        </draw:frame>
        <draw:frame draw:style-name="gr15" draw:text-style-name="P8" draw:layer="layout" svg:width="20.302cm" svg:height="2.612cm" svg:x="5.069cm" svg:y="1.878cm">
          <draw:text-box>
            <text:p text:style-name="P6"><text:span text:style-name="T4">TZT DC Motor Drive Module For arduino Reversing PWM Speed Dual H Bridge Stepper Motor Mini Victory L298N</text:span></text:p>
          </draw:text-box>
        </draw:frame>
      </draw:page>
      <draw:page draw:name="page4" draw:style-name="dp1" draw:master-page-name="Default">
        <draw:frame draw:style-name="gr2" draw:text-style-name="P2" draw:layer="layout" svg:width="8.997cm" svg:height="17.782cm" svg:x="1cm" svg:y="1.778cm">
          <draw:image xlink:href="Pictures/10000000000001510000029A98580EB9.png" xlink:type="simple" xlink:show="embed" xlink:actuate="onLoad" draw:mime-type="image/png">
            <text:p/>
          </draw:image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6:01:10.768925328</meta:creation-date>
    <dc:date>2025-06-07T16:46:30.651919140</dc:date>
    <meta:editing-duration>PT2H46M27S</meta:editing-duration>
    <meta:editing-cycles>7</meta:editing-cycles>
    <meta:generator>LibreOffice/24.2.7.2$Linux_X86_64 LibreOffice_project/420$Build-2</meta:generator>
    <meta:document-statistic meta:object-count="55"/>
  </office:meta>
</office:document-meta>
</file>